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cm" table:align="left"/>
    </style:style>
    <style:style style:name="Tableau1.A" style:family="table-column">
      <style:table-column-properties style:column-width="9.67cm"/>
    </style:style>
    <style:style style:name="Tableau1.B" style:family="table-column">
      <style:table-column-properties style:column-width="7.301cm"/>
    </style:style>
    <style:style style:name="Tableau1.A1" style:family="table-cell">
      <style:table-cell-properties fo:padding="0.097cm" fo:border="none"/>
    </style:style>
    <style:style style:name="Tableau1.3" style:family="table-row">
      <style:table-row-properties style:min-row-height="1.346cm"/>
    </style:style>
    <style:style style:name="Tableau1.4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7pt" fo:font-style="normal" style:font-size-asian="17pt" style:font-style-asian="normal" style:font-size-complex="17pt" style:font-style-complex="normal"/>
    </style:style>
    <style:style style:name="P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line-height="150%"/>
      <style:text-properties fo:font-size="6pt" style:font-size-asian="6pt" style:font-size-complex="6pt"/>
    </style:style>
    <style:style style:name="P7" style:family="paragraph" style:parent-style-name="Table_20_Contents">
      <style:paragraph-properties fo:line-height="150%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margin-left="-0.116cm" fo:margin-right="-0.002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6"/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table:number-rows-spanned="5" office:value-type="string">
            <text:p text:style-name="P4">%=IS_COPIE=%</text:p>
            <text:p text:style-name="P2">%=HEADER_RECOMMANDE=%</text:p>
            <text:p text:style-name="P2">%=HEADER_CONFIDENTIEL=%</text:p>
            <text:p text:style-name="P1">%=ADRESSE=%</text:p>
          </table:table-cell>
        </table:table-row>
        <table:table-row>
          <table:table-cell table:style-name="Tableau1.A1" office:value-type="string">
            <text:p text:style-name="P5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0">%=NOM_COLLABORATEUR=%<text:line-break/>%=TEL_COLLABORATEUR=%</text:p>
            <text:p text:style-name="P10">%=SERVICE_COLLABORATEUR=%</text:p>
            <text:p text:style-name="P10">%=EMAIL_COLLABORATEUR=%</text:p>
          </table:table-cell>
          <table:covered-table-cell/>
        </table:table-row>
        <table:table-row table:style-name="Tableau1.4">
          <table:table-cell table:style-name="Tableau1.A1" office:value-type="string">
            <text:p text:style-name="P11">%=DATE_ET_LIEU=%</text:p>
            <text:p text:style-name="P11"/>
          </table:table-cell>
          <table:covered-table-cell/>
        </table:table-row>
        <table:table-row>
          <table:table-cell table:style-name="Tableau1.A1" office:value-type="string">
            <text:p text:style-name="P12">%=LIBELLE=% %=VALEUR=%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01-18T13:41:57</dc:date>
    <meta:print-date>2011-01-17T08:13:17</meta:print-date>
    <meta:editing-cycles>83</meta:editing-cycles>
    <meta:editing-duration>PT4H17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" meta:word-count="20" meta:character-count="196"/>
  </office:meta>
</office:document-meta>
</file>